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c3f9d" officeooo:paragraph-rsid="000c3f9d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e61e6" officeooo:paragraph-rsid="000e61e6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fd5d7" officeooo:paragraph-rsid="000fd5d7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2pt" fo:font-weight="normal" officeooo:rsid="000c3f9d" officeooo:paragraph-rsid="000c3f9d" style:font-size-asian="10.5pt" style:font-weight-asian="normal" style:font-size-complex="12pt" style:font-weight-complex="normal"/>
    </style:style>
    <style:style style:name="P5" style:family="paragraph" style:parent-style-name="Standard" style:list-style-name="L3">
      <style:text-properties fo:font-size="12pt" fo:font-weight="normal" officeooo:rsid="000c3f9d" officeooo:paragraph-rsid="000c3f9d" style:font-size-asian="10.5pt" style:font-weight-asian="normal" style:font-size-complex="12pt" style:font-weight-complex="normal"/>
    </style:style>
    <style:style style:name="P6" style:family="paragraph" style:parent-style-name="Standard" style:list-style-name="L3">
      <style:text-properties fo:font-size="12pt" fo:font-weight="normal" officeooo:rsid="000cd82e" officeooo:paragraph-rsid="000cd82e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cd82e" officeooo:paragraph-rsid="000cd82e" style:font-size-asian="10.5pt" style:font-weight-asian="normal" style:font-size-complex="12pt" style:font-weight-complex="normal"/>
    </style:style>
    <style:style style:name="P8" style:family="paragraph" style:parent-style-name="Standard" style:list-style-name="L4">
      <style:text-properties fo:font-size="12pt" fo:font-weight="normal" officeooo:rsid="000e61e6" officeooo:paragraph-rsid="000e61e6" style:font-size-asian="10.5pt" style:font-weight-asian="normal" style:font-size-complex="12pt" style:font-weight-complex="normal"/>
    </style:style>
    <style:style style:name="P9" style:family="paragraph" style:parent-style-name="Standard" style:list-style-name="L4">
      <style:text-properties fo:font-size="12pt" fo:font-weight="normal" officeooo:rsid="000fd5d7" officeooo:paragraph-rsid="000fd5d7" style:font-size-asian="10.5pt" style:font-weight-asian="normal" style:font-size-complex="12pt" style:font-weight-complex="normal"/>
    </style:style>
    <style:style style:name="P10" style:family="paragraph" style:parent-style-name="Standard" style:list-style-name="L3">
      <style:text-properties fo:font-size="12pt" fo:font-weight="normal" officeooo:rsid="000fd5d7" officeooo:paragraph-rsid="000fd5d7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fd5d7" officeooo:paragraph-rsid="000fd5d7" style:font-size-asian="10.5pt" style:font-weight-asian="normal" style:font-size-complex="12pt" style:font-weight-complex="normal"/>
    </style:style>
    <style:style style:name="P12" style:family="paragraph" style:parent-style-name="Standard" style:list-style-name="L3">
      <style:text-properties fo:font-size="12pt" fo:font-weight="normal" officeooo:rsid="0010997c" officeooo:paragraph-rsid="0010997c" style:font-size-asian="10.5pt" style:font-weight-asian="normal" style:font-size-complex="12pt" style:font-weight-complex="normal"/>
    </style:style>
    <style:style style:name="P13" style:family="paragraph" style:parent-style-name="Standard" style:list-style-name="L5">
      <style:text-properties fo:font-size="12pt" fo:font-weight="normal" officeooo:rsid="0010997c" officeooo:paragraph-rsid="0010997c" style:font-size-asian="10.5pt" style:font-weight-asian="normal" style:font-size-complex="12pt" style:font-weight-complex="normal"/>
    </style:style>
    <style:style style:name="P14" style:family="paragraph" style:parent-style-name="Standard" style:list-style-name="L5">
      <style:text-properties fo:font-size="12pt" fo:font-weight="normal" officeooo:rsid="0010c628" officeooo:paragraph-rsid="0010c628" style:font-size-asian="10.5pt" style:font-weight-asian="normal" style:font-size-complex="12pt" style:font-weight-complex="normal"/>
    </style:style>
    <style:style style:name="P15" style:family="paragraph" style:parent-style-name="Standard" style:list-style-name="L5">
      <style:text-properties fo:font-size="12pt" fo:font-weight="normal" officeooo:rsid="00112afb" officeooo:paragraph-rsid="00112afb" style:font-size-asian="10.5pt" style:font-weight-asian="normal" style:font-size-complex="12pt" style:font-weight-complex="normal"/>
    </style:style>
    <style:style style:name="T1" style:family="text">
      <style:text-properties officeooo:rsid="000e61e6"/>
    </style:style>
    <style:style style:name="T2" style:family="text">
      <style:text-properties officeooo:rsid="000fd5d7"/>
    </style:style>
    <style:style style:name="T3" style:family="text">
      <style:text-properties officeooo:rsid="0010c628"/>
    </style:style>
    <style:style style:name="T4" style:family="text">
      <style:text-properties officeooo:rsid="00112afb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to1" text:anchor-type="paragraph" svg:width="13.501cm" svg:height="8.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P1">Wikiloc</text:p>
      <text:p text:style-name="P4"/>
      <text:list xml:id="list3314576342" text:style-name="L3">
        <text:list-item>
          <text:p text:style-name="P5">Permite una <text:span text:style-name="T1">mejor búsqueda</text:span> con los filtros por kilometraje, desnivel acumulado o acotación de zona de interés en el mapa. <text:span text:style-name="T1">Además, los usuarios Premium pueden buscar rutas de personas a las que siguen y filtrarlas por fecha de grabación, con la posibilidad de encontrar rutas en temporadas del año específicas.</text:span></text:p>
        </text:list-item>
        <text:list-item>
          <text:p text:style-name="P6">Posee un indicador de ruta, brújula y alertas sonoras por si el usuario se aleja de la ruta marcada que funcionan offline.</text:p>
        </text:list-item>
        <text:list-item>
          <text:p text:style-name="P6">Permite grabar la ruta offline y obtener estadísticas en tiempo real como velocidad, distancia recorrida y gráfica de elevación. Se pueden grabar fotos y puntos de interés, que para ser compartidos necesitan conexión a Internet.</text:p>
        </text:list-item>
        <text:list-item>
          <text:p text:style-name="P6">Permite compartir la localización del usuario en la ruta a otras personas mediante su seguimiento en vivo (requiere Wikiloc Premium y conexión a Internet).</text:p>
        </text:list-item>
        <text:list-item>
          <text:p text:style-name="P6">Cuenta con una <text:span text:style-name="T1">gran</text:span> cantidad de mapas offline gratuitos.</text:p>
        </text:list-item>
        <text:list-item>
          <text:p text:style-name="P6">Da la opción de compartir las rutas con los usuarios que le acompañasen en la ruta y en redes sociales como Facebook o Twitter.</text:p>
        </text:list-item>
        <text:list-item>
          <text:p text:style-name="P10">Puede conectarse tanto a un Apple Watch como a un Garmin para descargar las rutas en estos dispositivos.</text:p>
        </text:list-item>
        <text:list-item>
          <text:p text:style-name="P12">Disponible en 9 idiomas.</text:p>
        </text:list-item>
      </text:list>
      <text:p text:style-name="P7"/>
      <text:p text:style-name="P7"/>
      <text:p text:style-name="P2">Viewranger</text:p>
      <text:p text:style-name="P2"/>
      <text:list xml:id="list324998022" text:style-name="L4">
        <text:list-item>
          <text:p text:style-name="P8">Cuenta con Skyline, una tecnología de realidad aumentada que permite identificar elementos clave en los alrededores de las rutas.</text:p>
        </text:list-item>
        <text:list-item>
          <text:p text:style-name="P8">Permite descargar mapas topográficos del CNIG (Centro Nacional de Información Geográfica), de carreteras y caminos <text:span text:style-name="T2">de OpenStreetMap y OpenCycleMap, de pistas de esquí y cuenta con algunos mapas adicionales de gran calidad para Europa, EE.UU., Canadá y Nueva Zelanda.</text:span></text:p>
        </text:list-item>
        <text:list-item>
          <text:p text:style-name="P9">Da la posibilidad tanto de crear rutas como de descargar rutas de senderismo y ciclismo creadas por otros usuarios, agencias de turismo, editoriales de guía, etc.</text:p>
        </text:list-item>
        <text:list-item>
          <text:p text:style-name="P9"><text:soft-page-break/>Al guardar los mapas en el teléfono, no necesita conexión a Internet ni cobertura.</text:p>
        </text:list-item>
        <text:list-item>
          <text:p text:style-name="P9">Se puede grabar la ruta para compartirla con amigos, familiares y contactos, añadiendo fotos a ésta desde Instagram o Flickr y permite mirar estadísticas del trayecto, como velocidad, distancia, altitud, etc.</text:p>
        </text:list-item>
        <text:list-item>
          <text:p text:style-name="P9">Con BuddyBeacon es posible compartir la ubicación actual con amigos y familia.</text:p>
        </text:list-item>
        <text:list-item>
          <text:p text:style-name="P9">Compatible con Android Wear.</text:p>
        </text:list-item>
      </text:list>
      <text:p text:style-name="P11"/>
      <text:p text:style-name="P11"/>
      <text:p text:style-name="P3">Guru Maps</text:p>
      <text:p text:style-name="P11"/>
      <text:p text:style-name="P11"/>
      <text:list xml:id="list587627727" text:style-name="L5">
        <text:list-item>
          <text:p text:style-name="P13">Mapas offline de todos los países del mundo detallados <text:span text:style-name="T3">y que ocupan poco espacio</text:span>, con datos abiertos basados en el proyecto OpenStreetMap.</text:p>
        </text:list-item>
        <text:list-item>
          <text:p text:style-name="P13">Búsqueda offline rápida, que funciona por nombre, categoría o coordenadas.</text:p>
        </text:list-item>
        <text:list-item>
          <text:p text:style-name="P14">Sincronización con otros dispositivos, entre plataformas Android e iOs y copia de seguridad en servidor.</text:p>
        </text:list-item>
        <text:list-item>
          <text:p text:style-name="P14">Registra los viajes incluso en segundo plano y permite obtener estadísticas en tiempo real como la velocidad, distancia, altitud, etc. <text:span text:style-name="T4">Permite compartir las rutas vía email, Facebook o Twitter y exportar en formato KML y GPX.</text:span></text:p>
        </text:list-item>
        <text:list-item>
          <text:p text:style-name="P15">Permite guardar localizaciones con distintos iconos.</text:p>
        </text:list-item>
        <text:list-item>
          <text:p text:style-name="P15">Disponible en 11 idiom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7:24:52.562000000</meta:creation-date>
    <dc:date>2019-11-11T18:43:46.062000000</dc:date>
    <meta:editing-duration>PT6M39S</meta:editing-duration>
    <meta:editing-cycles>1</meta:editing-cycles>
    <meta:document-statistic meta:table-count="0" meta:image-count="0" meta:object-count="1" meta:page-count="2" meta:paragraph-count="24" meta:word-count="449" meta:character-count="2743" meta:non-whitespace-character-count="2339"/>
    <meta:generator>LibreOffice/6.2.0.3$Windows_X86_64 LibreOffice_project/98c6a8a1c6c7b144ce3cc729e34964b47ce25d6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cm" svg:height="8.099cm" xlink:href="." xlink:type="simple" chart:class="chart:bar" chart:style-name="ch1">
        <chart:legend chart:legend-position="end" svg:x="10.967cm" svg:y="3.243cm" style:legend-expansion="high" chart:style-name="ch2"/>
        <chart:plot-area chart:style-name="ch3" chart:data-source-has-labels="both" svg:x="0.27cm" svg:y="0.161cm" svg:width="10.427cm" svg:height="7.777cm">
          <chartooo:coordinate-region svg:x="1.855cm" svg:y="0.363cm" svg:width="8.842cm" svg:height="6.922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kiloc</text:p>
              </table:table-cell>
              <table:table-cell office:value-type="string">
                <text:p>Viewranger</text:p>
              </table:table-cell>
              <table:table-cell office:value-type="string">
                <text:p>Guru Map</text:p>
              </table:table-cell>
            </table:table-row>
          </table:table-header-rows>
          <table:table-rows>
            <table:table-row>
              <table:table-cell office:value-type="string">
                <text:p>Descargas en Play Store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">
                <text:p>1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